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2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0.9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885cm" fo:break-before="page" style:use-optimal-row-height="true"/>
    </style:style>
    <style:style style:name="ro5" style:family="table-row">
      <style:table-row-properties style:row-height="0.6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vertical-align="middle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00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ackground-color="#83ca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83ca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13">
      <style:table-cell-properties style:vertical-align="middle"/>
      <style:text-properties style:font-name="Ubuntu" fo:font-size="10pt" style:font-size-asian="10pt" style:font-size-complex="10pt"/>
    </style:style>
    <style:style style:name="ce19" style:family="table-cell" style:parent-style-name="Default" style:data-style-name="N113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3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21" style:family="table-cell" style:parent-style-name="Default" style:data-style-name="N113">
      <style:table-cell-properties fo:border-bottom="0.06pt solid #000000" fo:background-color="#83ca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13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13">
      <style:table-cell-properties fo:border-bottom="none" fo:border-left="none" fo:border-right="none" fo:border-top="0.06pt solid #000000" style:vertical-align="middle"/>
      <style:text-properties style:font-name="Ubuntu" fo:font-size="10pt" style:font-size-asian="10pt" style:font-size-complex="10pt"/>
    </style:style>
    <style:style style:name="ce24" style:family="table-cell" style:parent-style-name="Default" style:data-style-name="N113">
      <style:table-cell-properties fo:border="none" style:vertical-align="middle"/>
      <style:text-properties style:font-name="Ubuntu" fo:font-size="10pt" style:font-size-asian="10pt" style:font-size-complex="10pt"/>
    </style:style>
    <style:style style:name="ce25" style:family="table-cell" style:parent-style-name="Default" style:data-style-name="N113"/>
    <style:style style:name="ce26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5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15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29" style:family="table-cell" style:parent-style-name="Default" style:data-style-name="N115">
      <style:table-cell-properties fo:border-bottom="0.06pt solid #000000" fo:background-color="#83ca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15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15">
      <style:table-cell-properties fo:border-bottom="none" fo:border-left="none" fo:border-right="none" fo:border-top="0.06pt solid #000000" style:vertical-align="middle"/>
      <style:text-properties style:font-name="Ubuntu" fo:font-size="10pt" style:font-size-asian="10pt" style:font-size-complex="10pt"/>
    </style:style>
    <style:style style:name="ce32" style:family="table-cell" style:parent-style-name="Default" style:data-style-name="N115">
      <style:table-cell-properties fo:border="none" style:vertical-align="middle"/>
      <style:text-properties style:font-name="Ubuntu" fo:font-size="10pt" style:font-size-asian="10pt" style:font-size-complex="10pt"/>
    </style:style>
    <style:style style:name="ce33" style:family="table-cell" style:parent-style-name="Default" style:data-style-name="N115"/>
    <style:style style:name="ce34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115">
      <style:table-cell-properties fo:border-bottom="0.06pt solid #000000" fo:background-color="#ff00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15">
      <style:table-cell-properties fo:border-bottom="0.06pt solid #000000" fo:background-color="#83ca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15">
      <style:table-cell-properties fo:border-bottom="0.06pt solid #000000" fo:background-color="#ffff99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15">
      <style:table-cell-properties fo:border-bottom="none" fo:border-left="none" fo:border-right="0.06pt solid #000000" fo:border-top="0.06pt solid #000000" style:vertical-align="middle"/>
      <style:text-properties style:font-name="Ubuntu" fo:font-size="10pt" style:font-size-asian="10pt" style:font-size-complex="10pt"/>
    </style:style>
    <style:style style:name="ce39" style:family="table-cell" style:parent-style-name="Default" style:data-style-name="N115">
      <style:table-cell-properties fo:border-bottom="none" fo:border-left="none" fo:border-right="0.06pt solid #000000" fo:border-top="none" style:vertical-align="middle"/>
      <style:text-properties style:font-name="Ubuntu" fo:font-size="10pt" style:font-size-asian="10pt" style:font-size-complex="10pt"/>
    </style:style>
    <style:style style:name="ce40" style:family="table-cell" style:parent-style-name="Default" style:data-style-name="N115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5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0084d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fo:background-color="#ff950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solid #000000" fo:background-color="#00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000000" fo:background-color="#0084d1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fo:background-color="#ff950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16">
      <style:table-cell-properties fo:border-bottom="0.06pt solid #000000" fo:background-color="#0084d1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16">
      <style:table-cell-properties style:vertical-align="middle"/>
      <style:text-properties style:font-name="Ubuntu" fo:font-size="10pt" style:font-size-asian="10pt" style:font-size-complex="10pt"/>
    </style:style>
    <style:style style:name="ce50" style:family="table-cell" style:parent-style-name="Default" style:data-style-name="N116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51" style:family="table-cell" style:parent-style-name="Default" style:data-style-name="N116">
      <style:table-cell-properties fo:border-bottom="0.06pt solid #000000" fo:background-color="#ff950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6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15">
      <style:table-cell-properties fo:border-bottom="0.06pt solid #000000" fo:background-color="#0084d1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15">
      <style:table-cell-properties fo:border-bottom="0.06pt solid #000000" fo:background-color="#ff950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15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115">
      <style:table-cell-properties fo:border-bottom="0.06pt solid #000000" fo:background-color="#0084d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15">
      <style:table-cell-properties fo:border-bottom="0.06pt solid #000000" fo:border-left="none" fo:border-right="0.06pt solid #000000" fo:border-top="none" style:vertical-align="middle"/>
      <style:text-properties style:font-name="Ubuntu" fo:font-size="10pt" style:font-size-asian="10pt" style:font-size-complex="10pt"/>
    </style:style>
    <style:style style:name="ce58" style:family="table-cell" style:parent-style-name="Default" style:data-style-name="N115">
      <style:table-cell-properties fo:border-bottom="0.06pt solid #000000" fo:background-color="#ff950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15">
      <style:table-cell-properties fo:border-bottom="0.06pt solid #000000" fo:background-color="#00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visibility="collapse" table:default-cell-style-name="ce3"/>
        <table:table-column table:style-name="co3" table:default-cell-style-name="ce18"/>
        <table:table-column table:style-name="co4" table:default-cell-style-name="ce1"/>
        <table:table-column table:style-name="co3" table:default-cell-style-name="ce18"/>
        <table:table-column table:style-name="co4" table:default-cell-style-name="ce1"/>
        <table:table-column table:style-name="co5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10" table:default-cell-style-name="ce3"/>
        <table:table-row table:style-name="ro1">
          <table:table-cell table:style-name="ce1" table:number-columns-repeated="3"/>
          <table:table-cell table:number-columns-repeated="4"/>
          <table:table-cell table:style-name="ce1"/>
          <table:table-cell table:style-name="ce2" table:number-columns-repeated="1016"/>
        </table:table-row>
        <table:table-row table:style-name="ro2">
          <table:table-cell table:style-name="ce2"/>
          <table:table-cell table:style-name="ce4" office:value-type="string" calcext:value-type="string">
            <text:p>|Matrix| </text:p>
          </table:table-cell>
          <table:table-cell table:style-name="ce12" office:value-type="string" calcext:value-type="string">
            <text:p>|Threads|</text:p>
          </table:table-cell>
          <table:table-cell table:style-name="ce19" office:value-type="string" calcext:value-type="string">
            <text:p>Time / manual </text:p>
          </table:table-cell>
          <table:table-cell table:style-name="ce27" office:value-type="string" calcext:value-type="string">
            <text:p>Inf Norm / manual </text:p>
          </table:table-cell>
          <table:table-cell table:style-name="ce19" office:value-type="string" calcext:value-type="string">
            <text:p>Time / dgemm </text:p>
          </table:table-cell>
          <table:table-cell table:style-name="ce35" office:value-type="string" calcext:value-type="string">
            <text:p>Inf Norm / dgemm </text:p>
          </table:table-cell>
          <table:table-cell table:style-name="ce2"/>
          <table:table-cell table:style-name="ce42" office:value-type="string" calcext:value-type="string">
            <text:p>|Matrix| </text:p>
          </table:table-cell>
          <table:table-cell table:style-name="ce45" office:value-type="string" calcext:value-type="string">
            <text:p>|Threads|</text:p>
          </table:table-cell>
          <table:table-cell table:style-name="ce48" office:value-type="string" calcext:value-type="string">
            <text:p>Time / Manual </text:p>
          </table:table-cell>
          <table:table-cell table:style-name="ce53" office:value-type="string" calcext:value-type="string">
            <text:p>Inf Norm / manual </text:p>
          </table:table-cell>
          <table:table-cell table:style-name="ce48" office:value-type="string" calcext:value-type="string">
            <text:p>Time / pThreads</text:p>
          </table:table-cell>
          <table:table-cell table:style-name="ce56" office:value-type="string" calcext:value-type="string">
            <text:p>Inf Norm / pThreads</text:p>
          </table:table-cell>
          <table:table-cell table:style-name="ce2"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59" calcext:value-type="float">
            <text:p>0.001259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2391" calcext:value-type="float">
            <text:p>0.002391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97" calcext:value-type="float">
            <text:p>0.001297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32" calcext:value-type="float">
            <text:p>0.001232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" calcext:value-type="float">
            <text:p>0.000280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16" calcext:value-type="float">
            <text:p>0.001216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67" calcext:value-type="float">
            <text:p>0.001267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1625625" calcext:value-type="float">
            <text:p>1,625,625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10098" calcext:value-type="float">
            <text:p>0.010098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10646" calcext:value-type="float">
            <text:p>0.01064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06" calcext:value-type="float">
            <text:p>0.00930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266" calcext:value-type="float">
            <text:p>0.00926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07" calcext:value-type="float">
            <text:p>0.009307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25502500" calcext:value-type="float">
            <text:p>25,502,500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13"/>
          <table:table-cell table:style-name="ce20" office:value-type="float" office:value="0.009287" calcext:value-type="float">
            <text:p>0.009287</text:p>
          </table:table-cell>
          <table:table-cell table:style-name="ce28" office:value-type="float" office:value="25502500" calcext:value-type="float">
            <text:p>25,502,500.0</text:p>
          </table:table-cell>
          <table:table-cell table:style-name="ce20" office:value-type="float" office:value="0.001974" calcext:value-type="float">
            <text:p>0.001974</text:p>
          </table:table-cell>
          <table:table-cell table:style-name="ce28" office:value-type="float" office:value="25502500" calcext:value-type="float">
            <text:p>25,502,500.0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13"/>
          <table:table-cell table:style-name="ce50"/>
          <table:table-cell table:style-name="ce28"/>
          <table:table-cell table:style-name="ce50"/>
          <table:table-cell table:style-name="ce5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|Matrix| </text:p>
          </table:table-cell>
          <table:table-cell table:style-name="ce14" office:value-type="string" calcext:value-type="string">
            <text:p>|Threads|</text:p>
          </table:table-cell>
          <table:table-cell table:style-name="ce21" office:value-type="string" calcext:value-type="string">
            <text:p>Time / manual </text:p>
          </table:table-cell>
          <table:table-cell table:style-name="ce29" office:value-type="string" calcext:value-type="string">
            <text:p>Inf Norm / manual </text:p>
          </table:table-cell>
          <table:table-cell table:style-name="ce21" office:value-type="string" calcext:value-type="string">
            <text:p>Time / dgemm </text:p>
          </table:table-cell>
          <table:table-cell table:style-name="ce36" office:value-type="string" calcext:value-type="string">
            <text:p>Inf Norm / dgemm </text:p>
          </table:table-cell>
          <table:table-cell/>
          <table:table-cell table:style-name="ce43" office:value-type="string" calcext:value-type="string">
            <text:p>|Matrix| </text:p>
          </table:table-cell>
          <table:table-cell table:style-name="ce46" office:value-type="string" calcext:value-type="string">
            <text:p>|Threads|</text:p>
          </table:table-cell>
          <table:table-cell table:style-name="ce51" office:value-type="string" calcext:value-type="string">
            <text:p>Time / manual </text:p>
          </table:table-cell>
          <table:table-cell table:style-name="ce54" office:value-type="string" calcext:value-type="string">
            <text:p>Inf Norm / manual </text:p>
          </table:table-cell>
          <table:table-cell table:style-name="ce51" office:value-type="string" calcext:value-type="string">
            <text:p>Time / pThreads</text:p>
          </table:table-cell>
          <table:table-cell table:style-name="ce58" office:value-type="string" calcext:value-type="string">
            <text:p>Inf Norm / pThread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9" calcext:value-type="float">
            <text:p>0.001199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89502" calcext:value-type="float">
            <text:p>89,502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742" calcext:value-type="float">
            <text:p>0.001742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89502" calcext:value-type="float">
            <text:p>89,502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5" calcext:value-type="float">
            <text:p>0.001195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89502" calcext:value-type="float">
            <text:p>89,502.0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499" calcext:value-type="float">
            <text:p>0.009499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353266" calcext:value-type="float">
            <text:p>353,266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15" calcext:value-type="float">
            <text:p>0.009315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353266" calcext:value-type="float">
            <text:p>353,266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298" calcext:value-type="float">
            <text:p>0.009298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353266" calcext:value-type="float">
            <text:p>353,266.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24745" calcext:value-type="float">
            <text:p>3.247450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3315" calcext:value-type="float">
            <text:p>0.653315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119148" calcext:value-type="float">
            <text:p>3.119148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1457" calcext:value-type="float">
            <text:p>0.651457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311281" calcext:value-type="float">
            <text:p>3.311281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1434" calcext:value-type="float">
            <text:p>0.651434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91983" calcext:value-type="float">
            <text:p>3.091983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52713" calcext:value-type="float">
            <text:p>0.652713</text:p>
          </table:table-cell>
          <table:table-cell office:value-type="float" office:value="8117937" calcext:value-type="float">
            <text:p>8,117,937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251307" calcext:value-type="float">
            <text:p>20.251307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14984" calcext:value-type="float">
            <text:p>5.214984</text:p>
          </table:table-cell>
          <table:table-cell office:value-type="float" office:value="31896067" calcext:value-type="float">
            <text:p>31,896,067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300947" calcext:value-type="float">
            <text:p>20.300947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13675" calcext:value-type="float">
            <text:p>5.213675</text:p>
          </table:table-cell>
          <table:table-cell office:value-type="float" office:value="31896067" calcext:value-type="float">
            <text:p>31,896,067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192011" calcext:value-type="float">
            <text:p>20.192011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29068" calcext:value-type="float">
            <text:p>5.229068</text:p>
          </table:table-cell>
          <table:table-cell office:value-type="float" office:value="31896067" calcext:value-type="float">
            <text:p>31,896,067.0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/>
          <table:table-cell table:style-name="ce49"/>
          <table:table-cell table:style-name="ce1"/>
          <table:table-cell table:style-name="ce49"/>
          <table:table-cell table:style-name="ce39"/>
          <table:table-cell table:number-columns-repeated="1010"/>
        </table:table-row>
        <table:table-row table:style-name="ro3">
          <table:table-cell/>
          <table:table-cell table:style-name="ce6" office:value-type="float" office:value="1000" calcext:value-type="float">
            <text:p>1000</text:p>
          </table:table-cell>
          <table:table-cell table:style-name="ce13"/>
          <table:table-cell table:style-name="ce20" office:value-type="float" office:value="20.505856" calcext:value-type="float">
            <text:p>20.505856</text:p>
          </table:table-cell>
          <table:table-cell table:style-name="ce28" office:value-type="float" office:value="31896067" calcext:value-type="float">
            <text:p>31,896,067.0</text:p>
          </table:table-cell>
          <table:table-cell table:style-name="ce20" office:value-type="float" office:value="5.217558" calcext:value-type="float">
            <text:p>5.217558</text:p>
          </table:table-cell>
          <table:table-cell table:style-name="ce28" office:value-type="float" office:value="31896067" calcext:value-type="float">
            <text:p>31,896,067.0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13"/>
          <table:table-cell table:style-name="ce50"/>
          <table:table-cell table:style-name="ce28"/>
          <table:table-cell table:style-name="ce50"/>
          <table:table-cell table:style-name="ce57"/>
          <table:table-cell table:number-columns-repeated="1010"/>
        </table:table-row>
        <table:table-row table:style-name="ro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>
            <text:p>|Matrix| </text:p>
          </table:table-cell>
          <table:table-cell table:style-name="ce15" office:value-type="string" calcext:value-type="string">
            <text:p>|Threads|</text:p>
          </table:table-cell>
          <table:table-cell table:style-name="ce22" office:value-type="string" calcext:value-type="string">
            <text:p>Time / manual </text:p>
          </table:table-cell>
          <table:table-cell table:style-name="ce30" office:value-type="string" calcext:value-type="string">
            <text:p>Inf Norm / manual </text:p>
          </table:table-cell>
          <table:table-cell table:style-name="ce22" office:value-type="string" calcext:value-type="string">
            <text:p>Time / dgemm </text:p>
          </table:table-cell>
          <table:table-cell table:style-name="ce37" office:value-type="string" calcext:value-type="string">
            <text:p>Inf Norm / dgemm </text:p>
          </table:table-cell>
          <table:table-cell/>
          <table:table-cell table:style-name="ce44" office:value-type="string" calcext:value-type="string">
            <text:p>|Matrix| </text:p>
          </table:table-cell>
          <table:table-cell table:style-name="ce47" office:value-type="string" calcext:value-type="string">
            <text:p>|Threads|</text:p>
          </table:table-cell>
          <table:table-cell table:style-name="ce52" office:value-type="string" calcext:value-type="string">
            <text:p>Time / manual </text:p>
          </table:table-cell>
          <table:table-cell table:style-name="ce55" office:value-type="string" calcext:value-type="string">
            <text:p>Inf Norm / manual </text:p>
          </table:table-cell>
          <table:table-cell table:style-name="ce52" office:value-type="string" calcext:value-type="string">
            <text:p>Time / pThreads</text:p>
          </table:table-cell>
          <table:table-cell table:style-name="ce59" office:value-type="string" calcext:value-type="string">
            <text:p>Inf Norm / pThreads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float" office:value="50" calcext:value-type="float">
            <text:p>50</text:p>
          </table:table-cell>
          <table:table-cell table:style-name="ce16"/>
          <table:table-cell table:style-name="ce23" office:value-type="float" office:value="0.001193" calcext:value-type="float">
            <text:p>0.001193</text:p>
          </table:table-cell>
          <table:table-cell table:style-name="ce31" office:value-type="float" office:value="1625625" calcext:value-type="float">
            <text:p>1,625,625.0</text:p>
          </table:table-cell>
          <table:table-cell table:style-name="ce23" office:value-type="float" office:value="0.000272" calcext:value-type="float">
            <text:p>0.000272</text:p>
          </table:table-cell>
          <table:table-cell table:style-name="ce38" office:value-type="float" office:value="1625625" calcext:value-type="float">
            <text:p>1,625,625.0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16"/>
          <table:table-cell table:style-name="ce23"/>
          <table:table-cell table:style-name="ce31"/>
          <table:table-cell table:style-name="ce23"/>
          <table:table-cell table:style-name="ce38"/>
          <table:table-cell table:number-columns-repeated="1010"/>
        </table:table-row>
        <table:table-row table:style-name="ro3">
          <table:table-cell/>
          <table:table-cell table:style-name="ce5" office:value-type="float" office:value="150" calcext:value-type="float">
            <text:p>150</text:p>
          </table:table-cell>
          <table:table-cell table:style-name="Default"/>
          <table:table-cell office:value-type="float" office:value="0.062508" calcext:value-type="float">
            <text:p>0.062508</text:p>
          </table:table-cell>
          <table:table-cell office:value-type="float" office:value="128255625" calcext:value-type="float">
            <text:p>128,255,625.0</text:p>
          </table:table-cell>
          <table:table-cell office:value-type="float" office:value="0.006597" calcext:value-type="float">
            <text:p>0.006597</text:p>
          </table:table-cell>
          <table:table-cell table:style-name="ce39" office:value-type="float" office:value="128255625" calcext:value-type="float">
            <text:p>128,255,625.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200" calcext:value-type="float">
            <text:p>200</text:p>
          </table:table-cell>
          <table:table-cell table:style-name="Default"/>
          <table:table-cell office:value-type="float" office:value="0.093369" calcext:value-type="float">
            <text:p>0.093369</text:p>
          </table:table-cell>
          <table:table-cell office:value-type="float" office:value="404010000" calcext:value-type="float">
            <text:p>404,010,000.0</text:p>
          </table:table-cell>
          <table:table-cell office:value-type="float" office:value="0.01668" calcext:value-type="float">
            <text:p>0.016680</text:p>
          </table:table-cell>
          <table:table-cell table:style-name="ce39" office:value-type="float" office:value="404010000" calcext:value-type="float">
            <text:p>404,010,000.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250" calcext:value-type="float">
            <text:p>250</text:p>
          </table:table-cell>
          <table:table-cell table:style-name="Default"/>
          <table:table-cell office:value-type="float" office:value="0.35237" calcext:value-type="float">
            <text:p>0.352370</text:p>
          </table:table-cell>
          <table:table-cell office:value-type="float" office:value="984390625" calcext:value-type="float">
            <text:p>984,390,625.0</text:p>
          </table:table-cell>
          <table:table-cell office:value-type="float" office:value="0.072505" calcext:value-type="float">
            <text:p>0.072505</text:p>
          </table:table-cell>
          <table:table-cell table:style-name="ce39" office:value-type="float" office:value="984390625" calcext:value-type="float">
            <text:p>984,390,625.0</text:p>
          </table:table-cell>
          <table:table-cell/>
          <table:table-cell table:style-name="ce5" office:value-type="float" office:value="250" calcext:value-type="float">
            <text:p>25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300" calcext:value-type="float">
            <text:p>300</text:p>
          </table:table-cell>
          <table:table-cell table:style-name="Default"/>
          <table:table-cell office:value-type="float" office:value="0.652539" calcext:value-type="float">
            <text:p>0.652539</text:p>
          </table:table-cell>
          <table:table-cell office:value-type="float" office:value="2038522500" calcext:value-type="float">
            <text:p>2,038,522,500.0</text:p>
          </table:table-cell>
          <table:table-cell office:value-type="float" office:value="0.126024" calcext:value-type="float">
            <text:p>0.126024</text:p>
          </table:table-cell>
          <table:table-cell table:style-name="ce39" office:value-type="float" office:value="2038522500" calcext:value-type="float">
            <text:p>2,038,522,500.0</text:p>
          </table:table-cell>
          <table:table-cell/>
          <table:table-cell table:style-name="ce5" office:value-type="float" office:value="300" calcext:value-type="float">
            <text:p>30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350" calcext:value-type="float">
            <text:p>350</text:p>
          </table:table-cell>
          <table:table-cell table:style-name="Default"/>
          <table:table-cell office:value-type="float" office:value="0.993798" calcext:value-type="float">
            <text:p>0.993798</text:p>
          </table:table-cell>
          <table:table-cell office:value-type="float" office:value="3773030625" calcext:value-type="float">
            <text:p>3,773,030,625.0</text:p>
          </table:table-cell>
          <table:table-cell office:value-type="float" office:value="0.21893" calcext:value-type="float">
            <text:p>0.218930</text:p>
          </table:table-cell>
          <table:table-cell table:style-name="ce39" office:value-type="float" office:value="3773030625" calcext:value-type="float">
            <text:p>3,773,030,625.0</text:p>
          </table:table-cell>
          <table:table-cell/>
          <table:table-cell table:style-name="ce5" office:value-type="float" office:value="350" calcext:value-type="float">
            <text:p>35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400" calcext:value-type="float">
            <text:p>400</text:p>
          </table:table-cell>
          <table:table-cell table:style-name="Default"/>
          <table:table-cell office:value-type="float" office:value="1.0811" calcext:value-type="float">
            <text:p>1.081100</text:p>
          </table:table-cell>
          <table:table-cell office:value-type="float" office:value="6432040000" calcext:value-type="float">
            <text:p>6,432,040,000.0</text:p>
          </table:table-cell>
          <table:table-cell office:value-type="float" office:value="0.330587" calcext:value-type="float">
            <text:p>0.330587</text:p>
          </table:table-cell>
          <table:table-cell table:style-name="ce39" office:value-type="float" office:value="6432040000" calcext:value-type="float">
            <text:p>6,432,040,000.0</text:p>
          </table:table-cell>
          <table:table-cell/>
          <table:table-cell table:style-name="ce5" office:value-type="float" office:value="400" calcext:value-type="float">
            <text:p>40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450" calcext:value-type="float">
            <text:p>450</text:p>
          </table:table-cell>
          <table:table-cell table:style-name="Default"/>
          <table:table-cell office:value-type="float" office:value="2.387546" calcext:value-type="float">
            <text:p>2.387546</text:p>
          </table:table-cell>
          <table:table-cell office:value-type="float" office:value="10297175625" calcext:value-type="float">
            <text:p>10,297,175,625.0</text:p>
          </table:table-cell>
          <table:table-cell office:value-type="float" office:value="0.476119" calcext:value-type="float">
            <text:p>0.476119</text:p>
          </table:table-cell>
          <table:table-cell table:style-name="ce39" office:value-type="float" office:value="10297175625" calcext:value-type="float">
            <text:p>10,297,175,625.0</text:p>
          </table:table-cell>
          <table:table-cell/>
          <table:table-cell table:style-name="ce5" office:value-type="float" office:value="450" calcext:value-type="float">
            <text:p>45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table:style-name="Default"/>
          <table:table-cell office:value-type="float" office:value="3.082533" calcext:value-type="float">
            <text:p>3.082533</text:p>
          </table:table-cell>
          <table:table-cell office:value-type="float" office:value="15687562500" calcext:value-type="float">
            <text:p>15,687,562,500.0</text:p>
          </table:table-cell>
          <table:table-cell office:value-type="float" office:value="0.644611" calcext:value-type="float">
            <text:p>0.644611</text:p>
          </table:table-cell>
          <table:table-cell table:style-name="ce39" office:value-type="float" office:value="15687562500" calcext:value-type="float">
            <text:p>15,687,562,500.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550" calcext:value-type="float">
            <text:p>550</text:p>
          </table:table-cell>
          <table:table-cell table:style-name="Default"/>
          <table:table-cell office:value-type="float" office:value="4.249742" calcext:value-type="float">
            <text:p>4.249742</text:p>
          </table:table-cell>
          <table:table-cell office:value-type="float" office:value="22959825625" calcext:value-type="float">
            <text:p>22,959,825,625.0</text:p>
          </table:table-cell>
          <table:table-cell office:value-type="float" office:value="0.85886" calcext:value-type="float">
            <text:p>0.858860</text:p>
          </table:table-cell>
          <table:table-cell table:style-name="ce39" office:value-type="float" office:value="22959825625" calcext:value-type="float">
            <text:p>22,959,825,625.0</text:p>
          </table:table-cell>
          <table:table-cell/>
          <table:table-cell table:style-name="ce5" office:value-type="float" office:value="550" calcext:value-type="float">
            <text:p>55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600" calcext:value-type="float">
            <text:p>600</text:p>
          </table:table-cell>
          <table:table-cell table:style-name="Default"/>
          <table:table-cell office:value-type="float" office:value="4.298823" calcext:value-type="float">
            <text:p>4.298823</text:p>
          </table:table-cell>
          <table:table-cell office:value-type="float" office:value="32508090000" calcext:value-type="float">
            <text:p>32,508,090,000.0</text:p>
          </table:table-cell>
          <table:table-cell office:value-type="float" office:value="1.112652" calcext:value-type="float">
            <text:p>1.112652</text:p>
          </table:table-cell>
          <table:table-cell table:style-name="ce39" office:value-type="float" office:value="32508090000" calcext:value-type="float">
            <text:p>32,508,090,000.0</text:p>
          </table:table-cell>
          <table:table-cell/>
          <table:table-cell table:style-name="ce5" office:value-type="float" office:value="600" calcext:value-type="float">
            <text:p>60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650" calcext:value-type="float">
            <text:p>650</text:p>
          </table:table-cell>
          <table:table-cell table:style-name="Default"/>
          <table:table-cell office:value-type="float" office:value="6.642814" calcext:value-type="float">
            <text:p>6.642814</text:p>
          </table:table-cell>
          <table:table-cell office:value-type="float" office:value="44763980625" calcext:value-type="float">
            <text:p>44,763,980,625.0</text:p>
          </table:table-cell>
          <table:table-cell office:value-type="float" office:value="1.421403" calcext:value-type="float">
            <text:p>1.421403</text:p>
          </table:table-cell>
          <table:table-cell table:style-name="ce39" office:value-type="float" office:value="44763980625" calcext:value-type="float">
            <text:p>44,763,980,625.0</text:p>
          </table:table-cell>
          <table:table-cell/>
          <table:table-cell table:style-name="ce5" office:value-type="float" office:value="650" calcext:value-type="float">
            <text:p>65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700" calcext:value-type="float">
            <text:p>700</text:p>
          </table:table-cell>
          <table:table-cell table:style-name="Default"/>
          <table:table-cell office:value-type="float" office:value="8.440308" calcext:value-type="float">
            <text:p>8.440308</text:p>
          </table:table-cell>
          <table:table-cell office:value-type="float" office:value="60196622500" calcext:value-type="float">
            <text:p>60,196,622,500.0</text:p>
          </table:table-cell>
          <table:table-cell office:value-type="float" office:value="1.762349" calcext:value-type="float">
            <text:p>1.762349</text:p>
          </table:table-cell>
          <table:table-cell table:style-name="ce39" office:value-type="float" office:value="60196622500" calcext:value-type="float">
            <text:p>60,196,622,500.0</text:p>
          </table:table-cell>
          <table:table-cell/>
          <table:table-cell table:style-name="ce5" office:value-type="float" office:value="700" calcext:value-type="float">
            <text:p>700</text:p>
          </table:table-cell>
          <table:table-cell table:style-name="Default"/>
          <table:table-cell table:style-name="ce18"/>
          <table:table-cell table:style-name="ce1"/>
          <table:table-cell table:style-name="ce18"/>
          <table:table-cell table:style-name="ce39"/>
          <table:table-cell table:number-columns-repeated="1010"/>
        </table:table-row>
        <table:table-row table:style-name="ro3">
          <table:table-cell/>
          <table:table-cell table:style-name="ce5" office:value-type="float" office:value="750" calcext:value-type="float">
            <text:p>750</text:p>
          </table:table-cell>
          <table:table-cell table:style-name="Default"/>
          <table:table-cell table:style-name="ce24" office:value-type="float" office:value="10.307231" calcext:value-type="float">
            <text:p>10.307231</text:p>
          </table:table-cell>
          <table:table-cell table:style-name="ce32" office:value-type="float" office:value="79312640625" calcext:value-type="float">
            <text:p>79,312,640,625.0</text:p>
          </table:table-cell>
          <table:table-cell table:style-name="ce24" office:value-type="float" office:value="2.180169" calcext:value-type="float">
            <text:p>2.180169</text:p>
          </table:table-cell>
          <table:table-cell table:style-name="ce39" office:value-type="float" office:value="79312640625" calcext:value-type="float">
            <text:p>79,312,640,625.0</text:p>
          </table:table-cell>
          <table:table-cell/>
          <table:table-cell table:style-name="ce5" office:value-type="float" office:value="750" calcext:value-type="float">
            <text:p>750</text:p>
          </table:table-cell>
          <table:table-cell table:style-name="Default"/>
          <table:table-cell table:style-name="ce24"/>
          <table:table-cell table:style-name="ce32"/>
          <table:table-cell table:style-name="ce24"/>
          <table:table-cell table:style-name="ce39"/>
          <table:table-cell table:number-columns-repeated="1010"/>
        </table:table-row>
        <table:table-row table:style-name="ro3">
          <table:table-cell/>
          <table:table-cell table:style-name="ce10" office:value-type="float" office:value="800" calcext:value-type="float">
            <text:p>800</text:p>
          </table:table-cell>
          <table:table-cell table:style-name="Default"/>
          <table:table-cell table:style-name="ce25" office:value-type="float" office:value="9.210082" calcext:value-type="float">
            <text:p>9.210082</text:p>
          </table:table-cell>
          <table:table-cell table:style-name="ce33" office:value-type="float" office:value="102656160000" calcext:value-type="float">
            <text:p>102,656,160,000.0</text:p>
          </table:table-cell>
          <table:table-cell table:style-name="ce25" office:value-type="float" office:value="2.662343" calcext:value-type="float">
            <text:p>2.662343</text:p>
          </table:table-cell>
          <table:table-cell table:style-name="ce40" office:value-type="float" office:value="102656160000" calcext:value-type="float">
            <text:p>102,656,160,000.0</text:p>
          </table:table-cell>
          <table:table-cell/>
          <table:table-cell table:style-name="ce10" office:value-type="float" office:value="800" calcext:value-type="float">
            <text:p>800</text:p>
          </table:table-cell>
          <table:table-cell table:style-name="Default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0"/>
        </table:table-row>
        <table:table-row table:style-name="ro3">
          <table:table-cell/>
          <table:table-cell table:style-name="ce10" office:value-type="float" office:value="850" calcext:value-type="float">
            <text:p>850</text:p>
          </table:table-cell>
          <table:table-cell table:style-name="Default"/>
          <table:table-cell table:style-name="ce25" office:value-type="float" office:value="15.091394" calcext:value-type="float">
            <text:p>15.091394</text:p>
          </table:table-cell>
          <table:table-cell table:style-name="ce33" office:value-type="float" office:value="130808805625" calcext:value-type="float">
            <text:p>130,808,805,625.0</text:p>
          </table:table-cell>
          <table:table-cell table:style-name="ce25" office:value-type="float" office:value="3.157122" calcext:value-type="float">
            <text:p>3.157122</text:p>
          </table:table-cell>
          <table:table-cell table:style-name="ce40" office:value-type="float" office:value="130808805625" calcext:value-type="float">
            <text:p>130,808,805,625.0</text:p>
          </table:table-cell>
          <table:table-cell/>
          <table:table-cell table:style-name="ce10" office:value-type="float" office:value="850" calcext:value-type="float">
            <text:p>850</text:p>
          </table:table-cell>
          <table:table-cell table:style-name="Default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0"/>
        </table:table-row>
        <table:table-row table:style-name="ro3">
          <table:table-cell/>
          <table:table-cell table:style-name="ce10" office:value-type="float" office:value="900" calcext:value-type="float">
            <text:p>900</text:p>
          </table:table-cell>
          <table:table-cell table:style-name="Default"/>
          <table:table-cell table:style-name="ce25" office:value-type="float" office:value="18.004254" calcext:value-type="float">
            <text:p>18.004254</text:p>
          </table:table-cell>
          <table:table-cell table:style-name="ce33" office:value-type="float" office:value="164389702500" calcext:value-type="float">
            <text:p>164,389,702,500.0</text:p>
          </table:table-cell>
          <table:table-cell table:style-name="ce25" office:value-type="float" office:value="3.754617" calcext:value-type="float">
            <text:p>3.754617</text:p>
          </table:table-cell>
          <table:table-cell table:style-name="ce40" office:value-type="float" office:value="164389702500" calcext:value-type="float">
            <text:p>164,389,702,500.0</text:p>
          </table:table-cell>
          <table:table-cell/>
          <table:table-cell table:style-name="ce10" office:value-type="float" office:value="900" calcext:value-type="float">
            <text:p>900</text:p>
          </table:table-cell>
          <table:table-cell table:style-name="Default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0"/>
        </table:table-row>
        <table:table-row table:style-name="ro3">
          <table:table-cell/>
          <table:table-cell table:style-name="ce10" office:value-type="float" office:value="950" calcext:value-type="float">
            <text:p>950</text:p>
          </table:table-cell>
          <table:table-cell table:style-name="Default"/>
          <table:table-cell table:style-name="ce25" office:value-type="float" office:value="21.020247" calcext:value-type="float">
            <text:p>21.020247</text:p>
          </table:table-cell>
          <table:table-cell table:style-name="ce33" office:value-type="float" office:value="204055475625" calcext:value-type="float">
            <text:p>204,055,475,625.0</text:p>
          </table:table-cell>
          <table:table-cell table:style-name="ce25" office:value-type="float" office:value="4.394798" calcext:value-type="float">
            <text:p>4.394798</text:p>
          </table:table-cell>
          <table:table-cell table:style-name="ce40" office:value-type="float" office:value="204055475625" calcext:value-type="float">
            <text:p>204,055,475,625.0</text:p>
          </table:table-cell>
          <table:table-cell/>
          <table:table-cell table:style-name="ce10" office:value-type="float" office:value="950" calcext:value-type="float">
            <text:p>950</text:p>
          </table:table-cell>
          <table:table-cell table:style-name="Default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0"/>
        </table:table-row>
        <table:table-row table:style-name="ro3">
          <table:table-cell/>
          <table:table-cell table:style-name="ce11" office:value-type="float" office:value="1000" calcext:value-type="float">
            <text:p>1000</text:p>
          </table:table-cell>
          <table:table-cell table:style-name="ce17"/>
          <table:table-cell table:style-name="ce26" office:value-type="float" office:value="20.269382" calcext:value-type="float">
            <text:p>20.269382</text:p>
          </table:table-cell>
          <table:table-cell table:style-name="ce34" office:value-type="float" office:value="250500250000" calcext:value-type="float">
            <text:p>250,500,250,000.0</text:p>
          </table:table-cell>
          <table:table-cell table:style-name="ce26" office:value-type="float" office:value="5.11727" calcext:value-type="float">
            <text:p>5.117270</text:p>
          </table:table-cell>
          <table:table-cell table:style-name="ce41" office:value-type="float" office:value="250500250000" calcext:value-type="float">
            <text:p>250,500,250,000.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17"/>
          <table:table-cell table:style-name="ce26"/>
          <table:table-cell table:style-name="ce34"/>
          <table:table-cell table:style-name="ce26"/>
          <table:table-cell table:style-name="ce41"/>
          <table:table-cell table:number-columns-repeated="1010"/>
        </table:table-row>
        <table:table-row table:style-name="ro3" table:number-rows-repeated="9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 table:number-rows-repeated="7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 table:number-rows-repeated="7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 table:number-rows-repeated="5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 table:number-rows-repeated="9">
          <table:table-cell/>
          <table:table-cell table:style-name="Default" table:number-columns-repeated="2"/>
          <table:table-cell table:style-name="ce25"/>
          <table:table-cell table:style-name="ce33"/>
          <table:table-cell table:style-name="ce25"/>
          <table:table-cell table:style-name="ce33"/>
          <table:table-cell table:number-columns-repeated="1017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8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3:16:12.15769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8T03:18:05.513353329</meta:creation-date>
    <dc:date>2014-07-29T03:28:03.390531093</dc:date>
    <dc:creator>Paula Dwan</dc:creator>
    <meta:editing-duration>PT17M15S</meta:editing-duration>
    <meta:editing-cycles>6</meta:editing-cycles>
    <meta:generator>LibreOffice/4.1.6.2$Linux_X86_64 LibreOffice_project/410m0$Build-2</meta:generator>
    <meta:document-statistic meta:table-count="1" meta:cell-count="306" meta:object-count="0"/>
  </office:meta>
</office:document-meta>
</file>